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21117" officeooo:paragraph-rsid="001211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License)</text:p>
      <text:p text:style-name="P1"/>
      <text:p text:style-name="P1">Copyright (c) 2023 Peter Whidden</text:p>
      <text:p text:style-name="P1"/>
      <text:p text:style-name="P1">Permission is hereby granted, free of charge, to any person obtaining a copy</text:p>
      <text:p text:style-name="P1">of this software and associated documentation files (the "Software"), to deal</text:p>
      <text:p text:style-name="P1">in the Software without restriction, including without limitation the rights</text:p>
      <text:p text:style-name="P1">to use, copy, modify, merge, publish, distribute, sublicense, and/or sell</text:p>
      <text:p text:style-name="P1">copies of the Software, and to permit persons to whom the Software is</text:p>
      <text:p text:style-name="P1">furnished to do so, subject to the following conditions:</text:p>
      <text:p text:style-name="P1"/>
      <text:p text:style-name="P1">The above copyright notice and this permission notice shall be included in all</text:p>
      <text:p text:style-name="P1">copies or substantial portions of the Software.</text:p>
      <text:p text:style-name="P1"/>
      <text:p text:style-name="P1">THE SOFTWARE IS PROVIDED "AS IS", WITHOUT WARRANTY OF ANY KIND, EXPRESS OR</text:p>
      <text:p text:style-name="P1">IMPLIED, INCLUDING BUT NOT LIMITED TO THE WARRANTIES OF MERCHANTABILITY,</text:p>
      <text:p text:style-name="P1">FITNESS FOR A PARTICULAR PURPOSE AND NONINFRINGEMENT. IN NO EVENT SHALL THE</text:p>
      <text:p text:style-name="P1">AUTHORS OR COPYRIGHT HOLDERS BE LIABLE FOR ANY CLAIM, DAMAGES OR OTHER</text:p>
      <text:p text:style-name="P1">LIABILITY, WHETHER IN AN ACTION OF CONTRACT, TORT OR OTHERWISE, ARISING FROM,</text:p>
      <text:p text:style-name="P1">OUT OF OR IN CONNECTION WITH THE SOFTWARE OR THE USE OR OTHER DEALINGS IN THE</text:p>
      <text:p text:style-name="P1">SOFTWA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8T14:11:24.459000000</dc:date>
    <meta:editing-duration>PT35S</meta:editing-duration>
    <meta:editing-cycles>1</meta:editing-cycles>
    <meta:document-statistic meta:table-count="0" meta:image-count="0" meta:object-count="0" meta:page-count="1" meta:paragraph-count="17" meta:word-count="169" meta:character-count="1049" meta:non-whitespace-character-count="897"/>
    <meta:generator>LibreOffice/7.1.0.3$Windows_X86_64 LibreOffice_project/f6099ecf3d29644b5008cc8f48f42f4a40986e4c</meta:generator>
  </office:meta>
</office:document-meta>
</file>